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paragraph-rsid="0020affb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officeooo:rsid="001e310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officeooo:paragraph-rsid="001e3107"/>
    </style:style>
    <style:style style:name="P6" style:family="paragraph" style:parent-style-name="Standard">
      <style:text-properties officeooo:rsid="001e3107"/>
    </style:style>
    <style:style style:name="P7" style:family="paragraph" style:parent-style-name="Standard">
      <style:text-properties officeooo:rsid="001e3107" officeooo:paragraph-rsid="001e3107"/>
    </style:style>
    <style:style style:name="P8" style:family="paragraph" style:parent-style-name="Standard" style:list-style-name="L1"/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e31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af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empresa Chorizos Pepe S.L ha decidido contratarte para que le recomiendes la</text:p>
      <text:p text:style-name="P2">compra de una serie de dispositivos para algunos de sus empleados.</text:p>
      <text:p text:style-name="P2"/>
      <text:p text:style-name="P2">Concretamente los equipos necesarios son los siguientes:</text:p>
      <text:p text:style-name="P2"/>
      <text:p text:style-name="P2">1. Consola de última generación para el hijo del jefe.</text:p>
      <text:p text:style-name="P2">Debes en este caso realizar una comparativa detallada entre las nuevas</text:p>
      <text:p text:style-name="P2">PlayStation 5 y Xbox Scarlett que saldrán al mercado en las navidades de 2020.</text:p>
      <text:p text:style-name="Standard"/>
      <text:p text:style-name="P4">Xbox Scarlett</text:p>
      <text:p text:style-name="P4"/>
      <text:p text:style-name="Standard">CPU – 3.4 ghz 16 núcleos basada en arquitectura Ryzen 2.</text:p>
      <text:p text:style-name="Standard">GPU – AMD Navi10.</text:p>
      <text:p text:style-name="Standard">RAM – Arquitectura GDDR6.</text:p>
      <text:p text:style-name="Standard">Almacenamiento- Disco duro SSD con gran mejora en tiempos de carga e inicio.</text:p>
      <text:p text:style-name="Standard">Compatibilidad de Ray Tracing.</text:p>
      <text:p text:style-name="Standard">Soporte resoluciones 8K y 120fps.</text:p>
      <text:p text:style-name="Standard">Retrocompatibilidad confirmada con Xbox One.</text:p>
      <text:p text:style-name="Standard">Compatibilidad de los mandos de Xbox One.</text:p>
      <text:p text:style-name="Standard">Salida al mercado en navidad de 2020.</text:p>
      <text:p text:style-name="P4"/>
      <text:p text:style-name="P4">PlayStation 5</text:p>
      <text:p text:style-name="P4"/>
      <text:p text:style-name="Standard">CPU – 3.2 ghz 16 núcleos basada en arquitectura Ryzen 2.</text:p>
      <text:p text:style-name="Standard">GPU – AMD Navi 10.</text:p>
      <text:p text:style-name="Standard">RAM – Arquitectura GDDR6.</text:p>
      <text:p text:style-name="Standard">Almacenamiento – Disco duro SSD con mejora en tiempos de carga e inicio, y streaming.</text:p>
      <text:p text:style-name="Standard">Compatibilidad de Ray Tracing mediante hardware.</text:p>
      <text:p text:style-name="Standard">Soporte de resoluciones 8K.</text:p>
      <text:p text:style-name="Standard">Retrocompatibilidad con PS4 confirmada.</text:p>
      <text:p text:style-name="Standard">Nuevo dualshock 5, con gatillos adaptativos y mejora en el feedback, así como nuevo micrófono y USB Tipo-C.</text:p>
      <text:p text:style-name="Standard">Salida al mercado a finales de 2020.</text:p>
      <text:p text:style-name="Standard"/>
      <text:p text:style-name="P2">2. Monitor de actividad para el jefe (su mujer está preocupada porque pesa 120Kg).</text:p>
      <text:p text:style-name="P2">Compara dos de los modelos más modernos del mercado actual.</text:p>
      <text:p text:style-name="Standard"/>
      <text:list xml:id="list1487282143" text:style-name="L1">
        <text:list-item>
          <text:p text:style-name="P8"><text:span text:style-name="T2">UMIDIGI Uwatch GT Reloj Inteligente Smartwatch Hombre 5ATM Impermeable</text:span></text:p>
        </text:list-item>
      </text:list>
      <text:p text:style-name="P5"/>
      <text:p text:style-name="P6">Rastreador de ejercicios a prueba de agua 5ATM: rastrea pasos, distancias y calorías quemadas. Puede usar su reloj en la ducha (no en agua por encima de 38 ° C), en la piscina y más allá.</text:p>
      <text:p text:style-name="P6"/>
      <text:p text:style-name="P6">12 Activity Tracker: admite 12 modos de deporte (modos de selección y control desde la aplicación).</text:p>
      <text:p text:style-name="P6"/>
      <text:p text:style-name="P6">Monitor de frecuencia cardíaca: monitoreo de frecuencia cardíaca en tiempo real las 24 horas. Por lo tanto, no tiene que preocuparse por superar sus límites al entrenar.</text:p>
      <text:p text:style-name="P6"/>
      <text:p text:style-name="P6"><text:soft-page-break/>Rastreador de sueño: analiza la calidad del sueño (fases de sueño ligero y profundo). Aumenta la comprensión de la calidad de tu sueño. Porque no solo la nutrición adecuada y el ejercicio suficiente son importantes para llevar una vida saludable, sino también un sueño reparador.</text:p>
      <text:p text:style-name="P6"/>
      <text:p text:style-name="P6">Calorías (verifica las calorías por minuto y las registra cada 10 minutos)</text:p>
      <text:p text:style-name="P6"/>
      <text:p text:style-name="P6">Distancia (controla la distancia por minuto y la registra cada 10 minutos)</text:p>
      <text:p text:style-name="P6"/>
      <text:p text:style-name="P6">Reloj inteligente con notificaciones: conecte el reloj inteligente a su teléfono, nunca perderá una llamada o mensaje. Vibra para informarle cuando su teléfono recibe una llamada, un mensaje de texto SMS.</text:p>
      <text:p text:style-name="P6"/>
      <text:p text:style-name="P6">Larga duración de la batería: tarda solo 2,5 horas en cargarse y se puede usar hasta 10 días con un tiempo de espera de 30 a 40 días.</text:p>
      <text:p text:style-name="P6"/>
      <text:p text:style-name="P6">Soporte de 8 idiomas (inglés, alemán, español, francés, italiano, japonés, ruso, portugués)</text:p>
      <text:p text:style-name="P6"/>
      <text:p text:style-name="P7">Cuesta 49,99 € </text:p>
      <text:p text:style-name="P5"><text:a xlink:type="simple" xlink:href="https://www.amazon.es/dp/B08214C1YH/ref=sspa_dk_detail_4?pd_rd_i=B08214C1YH&amp;pd_rd_w=Y9qbR&amp;pf_rd_p=fda5408f-4fdd-4d5e-b298-b28d43351a10&amp;pd_rd_wg=KEN0K&amp;pf_rd_r=61P9MTQEFZZA43AHXTXK&amp;pd_rd_r=8819038c-5d35-40e5-af47-406bf92da70c&amp;spLa=ZW5jcnlwdGVkUXVhbGlmaWVyPUEzMEhRVkpDNUc0ME45JmVuY3J5cHRlZElkPUEwODk0MTgxMTJRTjdYUzk3TzJFRCZlbmNyeXB0ZWRBZElkPUEwNzgyMjI5Mjk5S0dZWVNHR1RZMyZ3aWRnZXROYW1lPXNwX2RldGFpbF90aGVtYXRpYyZhY3Rpb249Y2xpY2tSZWRpcmVjdCZkb05vdExvZ0NsaWNrPXRydWU&amp;th=1" text:style-name="Internet_20_link" text:visited-style-name="Visited_20_Internet_20_Link"><text:span text:style-name="T1">Link de UMIDIGI Uwatch GT Reloj Inteligente Smartwatch Hombre 5ATM Impermeable</text:span></text:a></text:p>
      <text:p text:style-name="P6"/>
      <text:list xml:id="list3049113963" text:style-name="L2">
        <text:list-item>
          <text:p text:style-name="P3">Phoenix Technologies - Reloj Smartwatch</text:p>
        </text:list-item>
      </text:list>
      <text:p text:style-name="P6"/>
      <text:p text:style-name="P6">Seguimiento de tu actividad diaria. Función GPS.</text:p>
      <text:p text:style-name="P6"/>
      <text:p text:style-name="P6">El reloj Equo te permite conocer los pasos dados, las calorías gastadas y la distancia recorrida a lo largo del día para que tengas una idea general del gasto energético diario empleado (neat). Gracias a su seguimiento puedes conocer como tu actividad diaria afecta a tu proceso de pérdida de peso y grasa. El smartwatch incluye GPS para controlar el tiempo, la velocidad y el mapa de tus rutas.</text:p>
      <text:p text:style-name="P6"/>
      <text:p text:style-name="P6">Batería de larga duración. Tu reloj siempre a punto.</text:p>
      <text:p text:style-name="P6"/>
      <text:p text:style-name="P6">El reloj inteligente está equipado con una batería de 460 mAh. Con sólo cargar el smartwatch durante 2 horas este funcionará más de 10 días. La duración real de la batería variará según el uso y el entorno del reloj inteligente. Podrás llevarlo siempre puesto ya que es impermeable IP68, soporta sudor, chorros de agua, el polvo y es sumergible hasta 1 metro. No usar en agua caliente o agua salada.</text:p>
      <text:p text:style-name="P6"/>
      <text:p text:style-name="P6">Monitoriza tu frecuencia cardíaca para una mayor tranquilidad.</text:p>
      <text:p text:style-name="P6"/>
      <text:p text:style-name="P6">El smartwatch cuenta con un preciso sensor de medición de frecuencia cardíaca que te permite conocer tu ritmo cardíaco en tiempo real durante 24 horas y para saber si tus niveles son normales, suben o bajan. Controlar los latidos de tu corazón puede ayudarte a ajustar tu entrenamiento y mantenerte más saludable.</text:p>
      <text:p text:style-name="P6"/>
      <text:p text:style-name="P6">medidor de horas de sueño</text:p>
      <text:p text:style-name="P6">modos de deporte y tracking gps</text:p>
      <text:p text:style-name="P6">tareas recordatorias</text:p>
      <text:p text:style-name="P6"/>
      <text:p text:style-name="P6"><text:soft-page-break/>Controla tu descanso. Monitor de sueño.</text:p>
      <text:p text:style-name="P6">Este smartwatch registra automáticamente la duración y calidad del sueño. Podrás consultar a través de la aplicación las horas de sueño ligero y sueño profundo que tienes cada noche. Además podrás incluir alarmas para despertarte mediante una ligera vibración.</text:p>
      <text:p text:style-name="P6"/>
      <text:p text:style-name="P6">5 Modos de deporte, cronómetro y temporizador.</text:p>
      <text:p text:style-name="P6">El reloj inteligente dispone de varios modos de deporte para actividades al aire libre o en el gimnasio (Running, Correr en Cinta, Caminar, Ciclismo y Senderismo) Incluye la función de cronómetro y de cuenta regresiva para medir con mayor precisión el tiempo de ejercicio, competiciones, para avanzar sus objetivos de salud y de estado físico.</text:p>
      <text:p text:style-name="P6"/>
      <text:p text:style-name="P6">Un asistente de salud 24 horas contigo.</text:p>
      <text:p text:style-name="P6">Para reducir la fatiga muscular debido al exceso de tiempo sentado y sin movimiento, tu reloj inteligente te recuerda que debes moverte y estirar los músculos. Beber agua es otra costumbre muy saludable de la que puedes incluir recordatorios para llegar a la cantidad de agua diaria necesaria.</text:p>
      <text:p text:style-name="P6"/>
      <text:p text:style-name="P7">Cuesta 72,00 € </text:p>
      <text:p text:style-name="P7"><text:a xlink:type="simple" xlink:href="https://www.amazon.es/Phoenix-Technologies-Smartwatch-Multi-Deporte-Frecuencia/dp/B084ZPR3LH/ref=pd_sbs_107_6/257-0678570-4201026?_encoding=UTF8&amp;pd_rd_i=B084ZPR3LH&amp;pd_rd_r=e9ec01a7-c9b1-43f3-971a-d8e8811af026&amp;pd_rd_w=D2eTj&amp;pd_rd_wg=8a66P&amp;pf_rd_p=8e0d0316-fa0d-4a75-b68c-17be1e5e1b5a&amp;pf_rd_r=T3J0M2GHK2FKPN64F21W&amp;psc=1&amp;refRID=T3J0M2GHK2FKPN64F21W" text:style-name="Internet_20_link" text:visited-style-name="Visited_20_Internet_20_Link">Link de </text:a><text:a xlink:type="simple" xlink:href="https://www.amazon.es/Phoenix-Technologies-Smartwatch-Multi-Deporte-Frecuencia/dp/B084ZPR3LH/ref=pd_sbs_107_6/257-0678570-4201026?_encoding=UTF8&amp;pd_rd_i=B084ZPR3LH&amp;pd_rd_r=e9ec01a7-c9b1-43f3-971a-d8e8811af026&amp;pd_rd_w=D2eTj&amp;pd_rd_wg=8a66P&amp;pf_rd_p=8e0d0316-fa0d-4a75-b68c-17be1e5e1b5a&amp;pf_rd_r=T3J0M2GHK2FKPN64F21W&amp;psc=1&amp;refRID=T3J0M2GHK2FKPN64F21W" text:style-name="Internet_20_link" text:visited-style-name="Visited_20_Internet_20_Link"><text:span text:style-name="T3">Phoenix Technologies - Reloj Smartwatch</text:span></text:a></text:p>
      <text:p text:style-name="P6"/>
      <text:p text:style-name="P2">3. Sistema domótico para el despacho del jefe con al menos climatización,</text:p>
      <text:p text:style-name="P2">iluminación y persianas automatizadas.</text:p>
      <text:p text:style-name="P2"/>
      <text:p text:style-name="P9">Electricidad Aracil es partner oficial de KNX domótica, el sistema estándar de instalaciones para Sistemas Domóticos en el hogar y la oficina o su empresa. Controlar todos los dispositivos de su hogar hará que su vida sea mucho más cómoda, siendo más respetuoso con el medio ambiente, y por supuesto generando un importante ahorro en su factura eléctrica.</text:p>
      <text:p text:style-name="P9"/>
      <text:p text:style-name="P9">Con KNX podrá controlar todos los dispositivos de su hogar</text:p>
      <text:p text:style-name="P9"/>
      <text:p text:style-name="P9">Sistemas de iluminación</text:p>
      <text:p text:style-name="P9">Control de persianas / contraventanas.</text:p>
      <text:p text:style-name="P9">Control de los sistemas de seguridad.</text:p>
      <text:p text:style-name="P9">Gestión energética.</text:p>
      <text:p text:style-name="P9">Control de la calefacción.</text:p>
      <text:p text:style-name="P9">Control sobre los sistemas de ventilación y de aire acondicionado.</text:p>
      <text:p text:style-name="P9">Control sobre los sistemas de supervisión y señalización.</text:p>
      <text:p text:style-name="P9">Interfaces a servicios y sistemas de control de edificios.</text:p>
      <text:p text:style-name="P9">Sistema de control remoto.</text:p>
      <text:p text:style-name="P9">Sistemas de medición de variables.</text:p>
      <text:p text:style-name="P9">Sistemas de audio y vídeo.</text:p>
      <text:p text:style-name="P9">Todo ello, gestionado desde un mismo panel de control o incluso desde su movil/tablet, sin la necesidad de encontrarse dentro de cas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paragraph-rsid="0020affb" style:font-weight-asian="bold" style:font-weight-complex="bold"/>
    </style:style>
    <style:style style:name="MT1" style:family="text">
      <style:text-properties officeooo:rsid="0020af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ma 9 <text:s text:c="6"/>Montaje Y Mantenimiento de ordenadores <text:s text:c="7"/>David Piñuel Bosque <text:tab/>1º SMR B</text:span>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00:31:37.326000000</meta:creation-date>
    <dc:date>2020-05-30T01:49:38.518000000</dc:date>
    <meta:editing-duration>PT7M30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76" meta:word-count="1052" meta:character-count="6470" meta:non-whitespace-character-count="5471"/>
  </office:meta>
</office:document-meta>
</file>